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ini-diccionario de inglés </text:p>
      <text:p text:style-name="Standard"/>
      <text:p text:style-name="Standard">Realiza un script que solicite al usuario introducir algunas de estas palabras (casa, mesa, perro, gato) para luego mostrar la palabra traducida en inglés. </text:p>
      <text:p text:style-name="Standard"/>
      <text:p text:style-name="Standard">Por ejemplo, si se ingresa 'casa' debemos mostrar el texto 'house' en la págin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7:01:54.071314679</meta:creation-date>
    <dc:date>2023-10-03T19:02:54.242828798</dc:date>
    <meta:editing-duration>PT1M3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1" meta:paragraph-count="3" meta:word-count="41" meta:character-count="263" meta:non-whitespace-character-count="223"/>
  </office:meta>
</office:document-meta>
</file>